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92000000C8493BE74C.png"/>
  <manifest:file-entry manifest:media-type="image/png" manifest:full-path="Pictures/100000000000019000000119A510E394.png"/>
  <manifest:file-entry manifest:media-type="image/png" manifest:full-path="Pictures/10000000000001900000011D107C2978.png"/>
  <manifest:file-entry manifest:media-type="image/png" manifest:full-path="Pictures/10000201000001900000017A8CC9F0A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635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0"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P7">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bot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d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creator>Diego Berrueta</dc:creator>
    <dc:date>2007-02-17T20:39:25</dc:date>
    <meta:printed-by>Diego Berrueta</meta:printed-by>
    <meta:print-date>2007-02-17T20:15:48</meta:print-date>
    <dc:language>es-ES</dc:language>
    <meta:editing-cycles>35</meta:editing-cycles>
    <meta:user-defined meta:name="Info 1"/>
    <meta:user-defined meta:name="Info 2"/>
    <meta:user-defined meta:name="Info 3"/>
    <meta:user-defined meta:name="Info 4"/>
    <meta:document-statistic meta:table-count="0" meta:image-count="4" meta:object-count="0" meta:page-count="8" meta:paragraph-count="98" meta:word-count="2777" meta:character-count="17219"/>
  </office:meta>
</office:document-meta>
</file>